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343a" officeooo:paragraph-rsid="000634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ulo 10</text:p>
      <text:p text:style-name="P1"/>
      <text:p text:style-name="P1">- Não está aceitando o import pygame,sys,random e nem o pygame.sprite.Sp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7:32:03.294225280</meta:creation-date>
    <dc:date>2017-11-14T17:33:03.210455730</dc:date>
    <meta:editing-duration>PT1M</meta:editing-duration>
    <meta:editing-cycles>1</meta:editing-cycles>
    <meta:document-statistic meta:table-count="0" meta:image-count="0" meta:object-count="0" meta:page-count="1" meta:paragraph-count="2" meta:word-count="13" meta:character-count="87" meta:non-whitespace-character-count="76"/>
    <meta:generator>LibreOffice/5.1.4.2$Linux_X86_64 LibreOffice_project/10m0$Build-2</meta:generator>
  </office:meta>
</office:document-meta>
</file>